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.83mm" svg:y="60.76mm">
            <draw:object draw:notify-on-update-of-ranges="Feuille1.A1:Feuille1.A1 Feuille1.A2:Feuille1.A13 Feuille1.C1:Feuille1.C1 Feuille1.C2:Feuille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4.56mm" svg:y="61.3mm">
            <draw:object draw:notify-on-update-of-ranges="Feuille1.A1:Feuille1.A1 Feuille1.A2:Feuille1.A13 Feuille1.D1:Feuille1.D1 Feuille1.D2:Feuille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Pixels n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lors</text:p>
          </table:table-cell>
          <table:table-cell/>
          <table:table-cell office:value-type="string" calcext:value-type="string">
            <text:p>With a radius of 10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table:formula="of:=1091*726" office:value-type="float" office:value="792066" calcext:value-type="float">
            <text:p>792066</text:p>
          </table:table-cell>
          <table:table-cell table:formula="of:=22*60" office:value-type="float" office:value="1320" calcext:value-type="float">
            <text:p>1320</text:p>
          </table:table-cell>
          <table:table-cell office:value-type="float" office:value="2033" calcext:value-type="float">
            <text:p>2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s</text:p>
          </table:table-cell>
          <table:table-cell table:formula="of:=545*363" office:value-type="float" office:value="197835" calcext:value-type="float">
            <text:p>197835</text:p>
          </table:table-cell>
          <table:table-cell table:formula="of:=4*60+15" office:value-type="float" office:value="255" calcext:value-type="float">
            <text:p>255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s</text:p>
          </table:table-cell>
          <table:table-cell table:formula="of:=363*242" office:value-type="float" office:value="87846" calcext:value-type="float">
            <text:p>87846</text:p>
          </table:table-cell>
          <table:table-cell table:formula="of:=60+34" office:value-type="float" office:value="94" calcext:value-type="float">
            <text:p>94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s</text:p>
          </table:table-cell>
          <table:table-cell table:formula="of:=272*181" office:value-type="float" office:value="49232" calcext:value-type="float">
            <text:p>49232</text:p>
          </table:table-cell>
          <table:table-cell table:formula="of:=45" office:value-type="float" office:value="45" calcext:value-type="float">
            <text:p>45</text:p>
          </table:table-cell>
          <table:table-cell office:value-type="float" office:value="1141" calcext:value-type="float">
            <text:p>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s</text:p>
          </table:table-cell>
          <table:table-cell table:formula="of:=218*145" office:value-type="float" office:value="31610" calcext:value-type="float">
            <text:p>31610</text:p>
          </table:table-cell>
          <table:table-cell office:value-type="float" office:value="26" calcext:value-type="float">
            <text:p>26</text:p>
          </table:table-cell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s</text:p>
          </table:table-cell>
          <table:table-cell table:formula="of:=181*121" office:value-type="float" office:value="21901" calcext:value-type="float">
            <text:p>21901</text:p>
          </table:table-cell>
          <table:table-cell office:value-type="float" office:value="16" calcext:value-type="float">
            <text:p>16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s</text:p>
          </table:table-cell>
          <table:table-cell table:formula="of:=155*103" office:value-type="float" office:value="15965" calcext:value-type="float">
            <text:p>15965</text:p>
          </table:table-cell>
          <table:table-cell office:value-type="float" office:value="11" calcext:value-type="float">
            <text:p>11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s</text:p>
          </table:table-cell>
          <table:table-cell table:formula="of:=136*90" office:value-type="float" office:value="12240" calcext:value-type="float">
            <text:p>12240</text:p>
          </table:table-cell>
          <table:table-cell office:value-type="float" office:value="7" calcext:value-type="float">
            <text:p>7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s</text:p>
          </table:table-cell>
          <table:table-cell table:formula="of:=121*80" office:value-type="float" office:value="9680" calcext:value-type="float">
            <text:p>9680</text:p>
          </table:table-cell>
          <table:table-cell office:value-type="float" office:value="5" calcext:value-type="float">
            <text:p>5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s</text:p>
          </table:table-cell>
          <table:table-cell table:formula="of:=109*72" office:value-type="float" office:value="7848" calcext:value-type="float">
            <text:p>7848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s</text:p>
          </table:table-cell>
          <table:table-cell table:formula="of:=99*66" office:value-type="float" office:value="6534" calcext:value-type="float">
            <text:p>6534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s</text:p>
          </table:table-cell>
          <table:table-cell table:formula="of:=90*60" office:value-type="float" office:value="5400" calcext:value-type="float">
            <text:p>5400</text:p>
          </table:table-cell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59:09.332000000</meta:creation-date>
    <dc:date>2019-02-23T18:19:22.334000000</dc:date>
    <meta:editing-duration>PT10M2S</meta:editing-duration>
    <meta:editing-cycles>2</meta:editing-cycles>
    <meta:generator>LibreOffice/6.0.7.3$Windows_X86_64 LibreOffice_project/dc89aa7a9eabfd848af146d5086077aeed2ae4a5</meta:generator>
    <meta:document-statistic meta:table-count="1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Feuille1.A1:Feuille1.A13 Feuille1.C1:Feuille1.C13" chart:data-source-has-labels="both" svg:x="0.32cm" svg:y="0.18cm" svg:width="13.355cm" svg:height="8.64cm">
          <chartooo:coordinate-region svg:x="1.127cm" svg:y="0.379cm" svg:width="12.083cm" svg:height="7.794cm"/>
          <chart:axis chart:dimension="x" chart:name="primary-x" chart:style-name="ch4" chartooo:axis-type="auto">
            <chartooo:date-scale/>
            <chart:categories table:cell-range-address="Feuille1.A2:Feuille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13" chart:label-cell-address="Feuille1.C1:Feuille1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s</text:p>
                <draw:g>
                  <svg:desc>Feuille1.A2:Feuille1.A13</svg:desc>
                </draw:g>
              </table:table-cell>
              <table:table-cell office:value-type="float" office:value="1320">
                <text:p>1320</text:p>
                <draw:g>
                  <svg:desc>Feuille1.C2:Feuille1.C13</svg:desc>
                </draw:g>
              </table:table-cell>
            </table:table-row>
            <table:table-row>
              <table:table-cell office:value-type="string">
                <text:p>10s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s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s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4.201cm" style:legend-expansion="high" chart:style-name="ch2"/>
        <chart:plot-area chart:style-name="ch3" table:cell-range-address="Feuille1.A1:Feuille1.A13 Feuille1.D1:Feuille1.D13" chart:data-source-has-labels="both" svg:x="0.32cm" svg:y="0.18cm" svg:width="13.09cm" svg:height="8.64cm">
          <chartooo:coordinate-region svg:x="1.312cm" svg:y="0.379cm" svg:width="11.819cm" svg:height="7.794cm"/>
          <chart:axis chart:dimension="x" chart:name="primary-x" chart:style-name="ch4" chartooo:axis-type="auto">
            <chartooo:date-scale/>
            <chart:categories table:cell-range-address="Feuille1.A2:Feuille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13" chart:label-cell-address="Feuille1.D1:Feuille1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r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s</text:p>
                <draw:g>
                  <svg:desc>Feuille1.A2:Feuille1.A13</svg:desc>
                </draw:g>
              </table:table-cell>
              <table:table-cell office:value-type="float" office:value="2033">
                <text:p>2033</text:p>
                <draw:g>
                  <svg:desc>Feuille1.D2:Feuille1.D13</svg:desc>
                </draw:g>
              </table:table-cell>
            </table:table-row>
            <table:table-row>
              <table:table-cell office:value-type="string">
                <text:p>10s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5s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s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25s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0s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5s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0s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45s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50s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5s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60s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